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8cm" svg:x="1.4cm" svg:y="4.914cm" presentation:class="subtitle" presentation:user-transformed="true">
          <draw:text-box>
            <text:p>How does order affects the essential statistics?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an Madaan</meta:initial-creator>
    <meta:creation-date>2013-11-10T19:14:10</meta:creation-date>
    <dc:date>2013-11-10T19:15:06</dc:date>
    <dc:creator>Aman Madaan</dc:creator>
    <meta:editing-duration>P0D</meta:editing-duration>
    <meta:editing-cycles>1</meta:editing-cycles>
    <meta:document-statistic meta:object-count="25"/>
    <meta:generator>LibreOffice/3.6$Linux_x86 LibreOffice_project/360m1$Build-2</meta:generator>
  </office:meta>
</office:document-meta>
</file>